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Nimbus Sans L" fo:language="de" fo:country="DE" officeooo:paragraph-rsid="000888b5"/>
    </style:style>
    <style:style style:name="P2" style:family="paragraph" style:parent-style-name="Standard">
      <style:text-properties style:font-name="Nimbus Sans L" fo:language="de" fo:country="DE" officeooo:paragraph-rsid="000a3581"/>
    </style:style>
    <style:style style:name="P3" style:family="paragraph" style:parent-style-name="Standard">
      <style:text-properties style:font-name="Nimbus Sans L" fo:language="de" fo:country="DE" officeooo:rsid="000888b5" officeooo:paragraph-rsid="000888b5"/>
    </style:style>
    <style:style style:name="P4" style:family="paragraph" style:parent-style-name="Standard">
      <style:text-properties style:font-name="Nimbus Sans L" fo:language="de" fo:country="DE" officeooo:rsid="000a3581" officeooo:paragraph-rsid="000a3581"/>
    </style:style>
    <style:style style:name="P5" style:family="paragraph" style:parent-style-name="Standard">
      <style:text-properties style:font-name="Nimbus Sans L" fo:language="de" fo:country="DE" fo:font-style="italic" style:text-underline-style="solid" style:text-underline-width="auto" style:text-underline-color="font-color" fo:font-weight="bold" officeooo:rsid="000a3581" officeooo:paragraph-rsid="000a3581" style:font-style-asian="italic" style:font-weight-asian="bold" style:font-style-complex="italic" style:font-weight-complex="bold"/>
    </style:style>
    <style:style style:name="P6" style:family="paragraph" style:parent-style-name="Standard">
      <style:text-properties style:font-name="Nimbus Sans L" fo:language="de" fo:country="DE" fo:font-style="normal" style:text-underline-style="none" fo:font-weight="normal" officeooo:rsid="000a3581" officeooo:paragraph-rsid="000a3581" style:font-style-asian="normal" style:font-weight-asian="normal" style:font-style-complex="normal" style:font-weight-complex="normal"/>
    </style:style>
    <style:style style:name="P7" style:family="paragraph">
      <style:paragraph-properties fo:text-align="center"/>
    </style:style>
    <style:style style:name="T1" style:family="text">
      <style:text-properties officeooo:rsid="000888b5"/>
    </style:style>
    <style:style style:name="T2" style:family="text">
      <style:text-properties fo:font-style="italic" style:text-underline-style="solid" style:text-underline-width="auto" style:text-underline-color="font-color" fo:font-weight="bold" officeooo:rsid="000888b5" style:font-style-asian="italic" style:font-weight-asian="bold" style:font-style-complex="italic" style:font-weight-complex="bold"/>
    </style:style>
    <style:style style:name="T3" style:family="text">
      <style:text-properties officeooo:rsid="000a3581"/>
    </style:style>
    <style:style style:name="T4" style:family="text">
      <style:text-properties officeooo:rsid="000b4bb9"/>
    </style:style>
    <style:style style:name="gr1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tromdichte:</text:span><text:span text:style-name="T1"> <text:tab/>beschreibt die Verteilung des Stromes im Leiter</text:span></text:p>
      <text:p text:style-name="P3"><text:tab/><text:tab/><text:tab/>Formelzeichen: J</text:p>
      <text:p text:style-name="P3"><text:tab/><text:tab/><text:tab/>Maßeinheit: [A/mm²]</text:p>
      <text:p text:style-name="P3"><text:tab/><text:tab/><text:tab/>J= I/A</text:p>
      <text:p text:style-name="P3"/>
      <text:p text:style-name="P3">→ Hohe Stromdichte führt zur stärkeren Erwärmungen</text:p>
      <text:p text:style-name="P4"/>
      <text:p text:style-name="P5"/>
      <text:p text:style-name="P5">Widerstand eines Leiters:</text:p>
      <text:p text:style-name="P5"/>
      <text:p text:style-name="P6">? = <text:tab/>spezifischer elektrischer Widerstand</text:p>
      <text:p text:style-name="P6"><text:s text:c="6"/><text:tab/></text:p>
      <text:p text:style-name="P6"><text:tab/>Materialkonstante</text:p>
      <text:p text:style-name="P6"><text:s text:c="6"/></text:p>
      <text:p text:style-name="P6"><text:tab/>Tabellenbuch</text:p>
      <text:p text:style-name="P5"/>
      <text:p text:style-name="P6">R= ? * <text:span text:style-name="T4">l</text:span>/A <text:s/>← l <text:s text:c="2"/>= Länge</text:p>
      <text:p text:style-name="P6"><text:s/><text:tab/><text:tab/>A = Querschnitt in mm²</text:p>
      <text:p text:style-name="P6"><text:tab/><text:tab/>? = Roh (Griechischer Buchstabe)</text:p>
      <text:p text:style-name="P6"/>
      <text:p text:style-name="P6">Beispiel: Leiter, 1mm², 15m, Kupfer</text:p>
      <text:p text:style-name="P3"><draw:line text:anchor-type="paragraph" draw:z-index="2" draw:style-name="gr1" draw:text-style-name="P7" svg:x1="0.9717in" svg:y1="0.4445in" svg:x2="1.2114in" svg:y2="0.1736in"><text:p/></draw:line><draw:line text:anchor-type="paragraph" draw:z-index="3" draw:style-name="gr1" draw:text-style-name="P7" svg:x1="1.6799in" svg:y1="0.4028in" svg:x2="1.8051in" svg:y2="0.1945in"><text:p/></draw:line> <text:s text:c="12"/></text:p>
      <text:p text:style-name="P4">R= 0,0178 V mm² = 15m <text:s/></text:p>
      <text:p text:style-name="P4"><draw:line text:anchor-type="paragraph" draw:z-index="0" draw:style-name="gr1" draw:text-style-name="P7" svg:x1="1.5339in" svg:y1="0.4276in" svg:x2="1.8567in" svg:y2="0.1984in"><text:p/></draw:line><draw:line text:anchor-type="paragraph" draw:z-index="1" draw:style-name="gr1" draw:text-style-name="P7" svg:x1="0.961in" svg:y1="0.4906in" svg:x2="1.1067in" svg:y2="0.178in"><text:p/></draw:line>--------------------------------- <text:s text:c="3"/>= 0,267 Ohm</text:p>
      <text:p text:style-name="P2"><text:s text:c="9"/><text:tab/> <text:s text:c="5"/><text:span text:style-name="T3">A <text:s/>m <text:s text:c="7"/>1mm²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2-10-04T15:02:28</meta:creation-date>
    <dc:date>2013-03-19T14:46:43</dc:date>
    <dc:creator>root </dc:creator>
    <meta:editing-duration>PT25M24S</meta:editing-duration>
    <meta:editing-cycles>3</meta:editing-cycles>
    <meta:generator>LibreOffice/4.0.0.2$Linux_x86 LibreOffice_project/408fe71bd18616c467b3dcd7ab6756528ffcae2</meta:generator>
    <meta:document-statistic meta:table-count="0" meta:image-count="0" meta:object-count="0" meta:page-count="1" meta:paragraph-count="19" meta:word-count="74" meta:character-count="506" meta:non-whitespace-character-count="379"/>
  </office:meta>
</office:document-meta>
</file>